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orasi" svg:font-family="Noras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H SarabunPSK" svg:font-family="'TH SarabunPSK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2215in" fo:margin-top="0in" fo:margin-bottom="0in" table:align="center" style:writing-mode="lr-tb"/>
    </style:style>
    <style:style style:name="Table1.A" style:family="table-column">
      <style:table-column-properties style:column-width="2.5563in"/>
    </style:style>
    <style:style style:name="Table1.B" style:family="table-column">
      <style:table-column-properties style:column-width="0.366in"/>
    </style:style>
    <style:style style:name="Table1.C" style:family="table-column">
      <style:table-column-properties style:column-width="0.3674in"/>
    </style:style>
    <style:style style:name="Table1.D" style:family="table-column">
      <style:table-column-properties style:column-width="0.3667in"/>
    </style:style>
    <style:style style:name="Table1.1" style:family="table-row">
      <style:table-row-properties style:min-row-height="0.6014in" fo:keep-together="auto"/>
    </style:style>
    <style:style style:name="Table1.A1" style:family="table-cell">
      <style:table-cell-properties style:vertical-align="middle"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B1" style:family="table-cell">
      <style:table-cell-properties style:vertical-align="middle" fo:background-color="#ffffff" fo:padding-left="0.0785in" fo:padding-right="0.075in" fo:padding-top="0in" fo:padding-bottom="0in" fo:border="0.5pt solid #00000a" style:writing-mode="lr-tb">
        <style:background-image/>
      </style:table-cell-properties>
    </style:style>
    <style:style style:name="Table1.2" style:family="table-row">
      <style:table-row-properties style:min-row-height="0.3847in" fo:keep-together="auto"/>
    </style:style>
    <style:style style:name="Table1.B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C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D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E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F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G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H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I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J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K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3" style:family="table-row">
      <style:table-row-properties style:min-row-height="0.3806in" fo:keep-together="auto"/>
    </style:style>
    <style:style style:name="Table1.B3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C3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D3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E3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F3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G3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H3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I3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J3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K3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4" style:family="table-row">
      <style:table-row-properties style:min-row-height="0.3861in" fo:keep-together="auto"/>
    </style:style>
    <style:style style:name="Table1.B4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C4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D4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E4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F4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G4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H4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I4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J4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K4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5" style:family="table-row">
      <style:table-row-properties style:min-row-height="0.3917in" fo:keep-together="auto"/>
    </style:style>
    <style:style style:name="Table1.B5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C5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D5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E5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F5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G5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H5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I5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J5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K5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6" style:family="table-row">
      <style:table-row-properties style:min-row-height="0.3875in" fo:keep-together="auto"/>
    </style:style>
    <style:style style:name="Table1.B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C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D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E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F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G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H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I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J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K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7" style:family="table-row">
      <style:table-row-properties style:min-row-height="0.3833in" fo:keep-together="auto"/>
    </style:style>
    <style:style style:name="Table1.B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C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D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E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F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G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H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I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J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K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8" style:family="table-row">
      <style:table-row-properties style:min-row-height="0.3889in" fo:keep-together="auto"/>
    </style:style>
    <style:style style:name="Table1.B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C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D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E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F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G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H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I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J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K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B9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C9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D9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E9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F9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G9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H9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I9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J9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K9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A10" style:family="table-cell">
      <style:table-cell-properties style:vertical-align="middle" fo:background-color="#ffffff" fo:padding-left="0.0785in" fo:padding-right="0.075in" fo:padding-top="0in" fo:padding-bottom="0in" fo:border-left="none" fo:border-right="none" fo:border-top="0.5pt solid #00000a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  <style:text-properties fo:color="#000000"/>
    </style:style>
    <style:style style:name="P3" style:family="paragraph" style:parent-style-name="Header">
      <style:paragraph-properties fo:text-align="end" style:justify-single-word="false"/>
      <style:text-properties fo:font-size="18pt" style:font-size-asian="18pt" style:font-size-complex="18pt"/>
    </style:style>
    <style:style style:name="P4" style:family="paragraph" style:parent-style-name="Standard">
      <style:text-properties style:font-name="Norasi" officeooo:paragraph-rsid="000dcf23" style:font-name-complex="Norasi"/>
    </style:style>
    <style:style style:name="P5" style:family="paragraph" style:parent-style-name="Body_20_Text1">
      <style:text-properties style:font-name="Norasi" officeooo:paragraph-rsid="000dcf23" style:font-name-complex="Norasi"/>
    </style:style>
    <style:style style:name="P6" style:family="paragraph" style:parent-style-name="Standard">
      <style:paragraph-properties fo:margin-left="0in" fo:margin-right="0.0028in" fo:text-indent="0.5in" style:auto-text-indent="false"/>
      <style:text-properties style:font-name="Norasi" fo:font-weight="bold" officeooo:paragraph-rsid="000dcf23" style:font-weight-asian="bold" style:font-name-complex="Norasi" style:font-weight-complex="bold"/>
    </style:style>
    <style:style style:name="P7" style:family="paragraph" style:parent-style-name="Standard">
      <style:paragraph-properties fo:margin-left="0.5in" fo:margin-right="0.0028in" fo:text-indent="0in" style:auto-text-indent="false"/>
      <style:text-properties style:font-name="Norasi" fo:font-weight="bold" officeooo:paragraph-rsid="000dcf23" style:font-weight-asian="bold" style:font-name-complex="Norasi" style:font-weight-complex="bold"/>
    </style:style>
    <style:style style:name="P8" style:family="paragraph" style:parent-style-name="Standard">
      <style:paragraph-properties fo:margin-left="0in" fo:margin-right="0.0028in" fo:text-indent="0.4in" style:auto-text-indent="false"/>
      <style:text-properties fo:color="#808080" style:font-name="Norasi" officeooo:paragraph-rsid="000dcf23" style:font-name-complex="Norasi"/>
    </style:style>
    <style:style style:name="P9" style:family="paragraph" style:parent-style-name="Standard">
      <style:paragraph-properties fo:margin-left="0in" fo:margin-right="0.0028in" fo:text-indent="0.4in" style:auto-text-indent="false"/>
      <style:text-properties fo:color="#333333" style:font-name="Norasi" officeooo:rsid="00104c26" officeooo:paragraph-rsid="00104c26" style:font-name-complex="Norasi"/>
    </style:style>
    <style:style style:name="P10" style:family="paragraph" style:parent-style-name="Standard">
      <style:text-properties style:font-name="Norasi" officeooo:paragraph-rsid="000dcf23" style:font-name-complex="Norasi"/>
    </style:style>
    <style:style style:name="P11" style:family="paragraph" style:parent-style-name="Standard">
      <style:text-properties style:font-name="Norasi" officeooo:rsid="0014b6d2" officeooo:paragraph-rsid="0014b6d2" style:font-name-complex="Norasi"/>
    </style:style>
    <style:style style:name="P12" style:family="paragraph" style:parent-style-name="Standard">
      <style:text-properties style:font-name="Norasi" officeooo:paragraph-rsid="0014b6d2" style:font-name-complex="Norasi"/>
    </style:style>
    <style:style style:name="P13" style:family="paragraph" style:parent-style-name="Standard" style:list-style-name="L2">
      <style:text-properties style:font-name="Norasi" officeooo:rsid="0017662f" officeooo:paragraph-rsid="0017662f" style:font-name-complex="Norasi"/>
    </style:style>
    <style:style style:name="P14" style:family="paragraph" style:parent-style-name="Standard" style:list-style-name="L2">
      <style:text-properties style:font-name="Norasi" officeooo:rsid="0017662f" officeooo:paragraph-rsid="00189b71" style:font-name-complex="Norasi"/>
    </style:style>
    <style:style style:name="P15" style:family="paragraph" style:parent-style-name="Standard">
      <style:text-properties style:font-name="Norasi" officeooo:rsid="0017662f" officeooo:paragraph-rsid="0017662f" style:font-name-complex="Norasi"/>
    </style:style>
    <style:style style:name="P16" style:family="paragraph" style:parent-style-name="Standard" style:list-style-name="L2">
      <style:text-properties style:font-name="Norasi" officeooo:rsid="00189b71" officeooo:paragraph-rsid="00189b71" style:font-name-complex="Norasi"/>
    </style:style>
    <style:style style:name="P17" style:family="paragraph" style:parent-style-name="Standard">
      <style:text-properties style:font-name="Norasi" officeooo:paragraph-rsid="001c2611" style:font-name-complex="Norasi"/>
    </style:style>
    <style:style style:name="P18" style:family="paragraph" style:parent-style-name="Standard">
      <style:text-properties officeooo:paragraph-rsid="001c2611" style:text-rotation-angle="90" style:text-rotation-scale="line-height"/>
    </style:style>
    <style:style style:name="P19" style:family="paragraph" style:parent-style-name="Standard">
      <style:text-properties officeooo:rsid="001c2611" officeooo:paragraph-rsid="001c2611" style:text-rotation-angle="90" style:text-rotation-scale="line-height"/>
    </style:style>
    <style:style style:name="P20" style:family="paragraph" style:parent-style-name="Standard">
      <style:paragraph-properties fo:text-align="center" style:justify-single-word="false"/>
      <style:text-properties fo:font-size="6pt" officeooo:paragraph-rsid="001c2611" style:font-size-asian="6pt" style:font-size-complex="6pt"/>
    </style:style>
    <style:style style:name="P21" style:family="paragraph" style:parent-style-name="Standard">
      <style:paragraph-properties fo:text-align="center" style:justify-single-word="false"/>
      <style:text-properties officeooo:paragraph-rsid="001c2611"/>
    </style:style>
    <style:style style:name="P22" style:family="paragraph" style:parent-style-name="Standard">
      <style:text-properties officeooo:paragraph-rsid="001c2611"/>
    </style:style>
    <style:style style:name="P23" style:family="paragraph" style:parent-style-name="Standard">
      <style:paragraph-properties fo:margin-left="0.9846in" fo:margin-right="0.0028in" fo:text-indent="0in" style:auto-text-indent="false"/>
      <style:text-properties fo:color="#666666" style:font-name="Norasi" officeooo:rsid="00189b71" officeooo:paragraph-rsid="00189b71" style:font-name-complex="Norasi"/>
    </style:style>
    <style:style style:name="P24" style:family="paragraph" style:parent-style-name="Standard">
      <style:paragraph-properties fo:margin-left="0in" fo:margin-right="0.0028in" fo:text-indent="0in" style:auto-text-indent="false"/>
      <style:text-properties fo:color="#000000" style:font-name="Norasi" officeooo:rsid="00189b71" officeooo:paragraph-rsid="00189b71" style:font-name-complex="Norasi"/>
    </style:style>
    <style:style style:name="P25" style:family="paragraph" style:parent-style-name="Standard">
      <style:paragraph-properties fo:margin-left="0in" fo:margin-right="0.0028in" fo:text-indent="0in" style:auto-text-indent="false"/>
      <style:text-properties fo:color="#000000" style:font-name="Norasi" officeooo:rsid="00189b71" officeooo:paragraph-rsid="0018d17b" style:font-name-complex="Norasi"/>
    </style:style>
    <style:style style:name="P26" style:family="paragraph" style:parent-style-name="Heading_20_2" style:list-style-name="WWNum34">
      <style:text-properties style:font-name="Norasi" officeooo:paragraph-rsid="000dcf23" style:font-name-complex="Norasi"/>
    </style:style>
    <style:style style:name="P27" style:family="paragraph" style:parent-style-name="Body_20_Text1">
      <style:text-properties fo:color="#666666" style:font-name="Norasi" officeooo:paragraph-rsid="000dcf23" style:font-name-complex="Norasi"/>
    </style:style>
    <style:style style:name="P28" style:family="paragraph" style:parent-style-name="Heading_20_1" style:master-page-name="Converted11">
      <style:paragraph-properties style:page-number="1"/>
      <style:text-properties style:font-name="Norasi" officeooo:paragraph-rsid="000dcf23" style:font-name-complex="Norasi"/>
    </style:style>
    <style:style style:name="P29" style:family="paragraph">
      <loext:graphic-properties draw:fill="solid" draw:fill-color="#ffffff"/>
      <style:paragraph-properties fo:text-align="center"/>
    </style:style>
    <style:style style:name="T1" style:family="text">
      <style:text-properties officeooo:rsid="000edef2"/>
    </style:style>
    <style:style style:name="T2" style:family="text">
      <style:text-properties officeooo:rsid="00104c26"/>
    </style:style>
    <style:style style:name="T3" style:family="text">
      <style:text-properties fo:color="#999999"/>
    </style:style>
    <style:style style:name="T4" style:family="text">
      <style:text-properties fo:color="#000000"/>
    </style:style>
    <style:style style:name="T5" style:family="text">
      <style:text-properties fo:color="#000000" officeooo:rsid="0014b6d2"/>
    </style:style>
    <style:style style:name="T6" style:family="text">
      <style:text-properties fo:color="#000000" officeooo:rsid="001569d3"/>
    </style:style>
    <style:style style:name="T7" style:family="text">
      <style:text-properties fo:color="#808080"/>
    </style:style>
    <style:style style:name="T8" style:family="text">
      <style:text-properties fo:color="#808080" officeooo:rsid="001569d3"/>
    </style:style>
    <style:style style:name="T9" style:family="text">
      <style:text-properties officeooo:rsid="0017662f"/>
    </style:style>
    <style:style style:name="T10" style:family="text">
      <style:text-properties officeooo:rsid="0018d17b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c2611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457in" fo:text-indent="-0.25in" fo:margin-left="1.545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957in" fo:text-indent="-0.25in" fo:margin-left="1.795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0457in" fo:text-indent="-0.25in" fo:margin-left="2.045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457in" fo:text-indent="-0.25in" fo:margin-left="2.545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957in" fo:text-indent="-0.25in" fo:margin-left="2.795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0457in" fo:text-indent="-0.25in" fo:margin-left="3.045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957in" fo:text-indent="-0.25in" fo:margin-left="3.295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457in" fo:text-indent="-0.25in" fo:margin-left="3.545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957in" fo:text-indent="-0.25in" fo:margin-left="3.795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style:style style:name="gr1" style:family="graphic">
      <style:graphic-properties draw:stroke="solid" svg:stroke-width="0in" svg:stroke-color="#000000" draw:marker-start="msArrowEnd_20_5" draw:marker-start-width="0.0827in" draw:marker-start-center="false" draw:marker-end="msArrowEnd_20_5" draw:marker-end-width="0.0827in" draw:marker-end-center="false" draw:stroke-linejoin="round" draw:fill="solid" draw:fill-color="#ffffff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<text:span text:style-name="T1">บทที่ 1 </text:span><text:bookmark-start text:name="_Toc349343920"/><text:bookmark-start text:name="_Toc349347814"/><text:bookmark-start text:name="_Toc349348005"/><text:bookmark-start text:name="_Toc6825736"/><text:bookmark-start text:name="_Toc6826216"/><text:bookmark-start text:name="_Toc349348073"/><text:bookmark-start text:name="_Toc349348578"/><text:bookmark-start text:name="_Toc349348649"/>บทนำ<text:bookmark-end text:name="_Toc349343920"/><text:bookmark-end text:name="_Toc349347814"/><text:bookmark-end text:name="_Toc349348005"/><text:bookmark-end text:name="_Toc349348073"/><text:bookmark-end text:name="_Toc349348578"/><text:bookmark-end text:name="_Toc349348649"/></text:h>
      <text:list xml:id="list1291413573591074910" text:style-name="WWNum34">
        <text:list-item>
          <text:list>
            <text:list-item>
              <text:h text:style-name="P26" text:outline-level="2"><text:bookmark-end text:name="_Toc6826216"/><text:bookmark-start text:name="_Toc349348650"/><text:bookmark-start text:name="_Toc349347815"/><text:bookmark-start text:name="_Toc349343921"/><text:bookmark-start text:name="_Toc349348006"/><text:bookmark-start text:name="_Toc349348074"/><text:bookmark-start text:name="_Toc349348579"/><text:bookmark-end text:name="_Toc6825736"/>ที่มาและเหตุผล<text:bookmark-end text:name="_Toc349348650"/><text:bookmark-end text:name="_Toc349347815"/><text:bookmark-end text:name="_Toc349343921"/><text:bookmark-end text:name="_Toc349348006"/><text:bookmark-end text:name="_Toc349348074"/><text:bookmark-end text:name="_Toc349348579"/></text:h>
            </text:list-item>
          </text:list>
        </text:list-item>
      </text:list>
      <text:p text:style-name="P8">อธิบายว่าทำไมต้องทำโครงงานนี้ เช่นสภาพการใช้งานเทคโนโลยีในปัจจุบัน แล้วชี้ประเด็นที่ยังต้องได้รับการพัฒนา ให้ผู้อ่านเห็นความสำคัญว่าถ้าซอฟต์แวร์นี้ได้รับการพัฒนาแล้วจะมีประโยชน์ ช่วยแก้ปัญหาปัจจุบันได้จริง หรือทำให้ดีขึ้น</text:p>
      <text:p text:style-name="P9">จากปัญหาการติดต่อสื่อสารของผู้พิการทางการได้ยินกับการสื่อสารในชีวิตประจำวันกับบุคคลทั่วไปของผู้พิการ ทำให้ผู้พัฒนาเล็งเห็นถึงความสำคัญต่อการใช้ชีวิตของผู้พิการ ผู้พัฒนาได้พัฒนาแอพพลิเคชั่นนี้ขึ้น</text:p>
      <text:list xml:id="list225727172229384" text:continue-numbering="true" text:style-name="WWNum34">
        <text:list-item>
          <text:list>
            <text:list-item>
              <text:h text:style-name="P26" text:outline-level="2"><text:bookmark-start text:name="_Toc349603007"/><text:bookmark-start text:name="_Toc349348651"/><text:bookmark-start text:name="_Toc349348580"/><text:bookmark-start text:name="_Toc349348007"/><text:bookmark-start text:name="_Toc349347816"/><text:bookmark-start text:name="_Toc349348075"/><text:bookmark-start text:name="_Toc349343922"/>วัตถุประสงค์<text:bookmark-end text:name="_Toc349603007"/><text:bookmark-end text:name="_Toc349348651"/><text:bookmark-end text:name="_Toc349348580"/><text:bookmark-end text:name="_Toc349348007"/><text:bookmark-end text:name="_Toc349347816"/><text:bookmark-end text:name="_Toc349348075"/><text:bookmark-end text:name="_Toc349343922"/></text:h>
            </text:list-item>
          </text:list>
        </text:list-item>
      </text:list>
      <text:p text:style-name="P4"><text:tab/><text:span text:style-name="T2">ช่วยอำนวยความสะดวกต่อผู้พิการทางการได้ยิน ใช้แอพพลิเคชั่นติดต่อสื่อสารกับบุคคลทั่วไป ผ่านแอพพลิเคชั่นบนระบบปฏิบัติการแอนดรอย</text:span></text:p>
      <text:list xml:id="list225729312990862" text:continue-numbering="true" text:style-name="WWNum34">
        <text:list-item>
          <text:list>
            <text:list-item>
              <text:h text:style-name="P26" text:outline-level="2"><text:s/>ขอบเขตของโครงงาน</text:h>
            </text:list-item>
          </text:list>
        </text:list-item>
      </text:list>
      <text:p text:style-name="P4"><text:span text:style-name="T3">1. ระบุว่าจะไม่ทำเกินไปกว่านี้ หรืออธิบายข้อจำกัดของระบบ เช่นติดต่อผ่านบลูธูทได้ในระยะไม่เกิน 5 เมตร</text:span><text:span text:style-name="T5"><text:tab/></text:span></text:p>
      <text:p text:style-name="P11"><text:span text:style-name="T3"><text:tab/></text:span><text:span text:style-name="T4">1.3.1 <text:tab/>สามารถทำงานบนระบบปฎิบัติการแอนดรอยตั้งแต่ เว่อร์ชั่น 4.2 ขึ้นไปเท่านั้น</text:span></text:p>
      <text:p text:style-name="P12"><text:span text:style-name="T5"><text:tab/>1.3.2<text:tab/>รองรับการทำงานคนเดียว โดยเน้นการใช้งานโดยผู้พิการทางการได้ยิน<text:tab/></text:span></text:p>
      <text:list xml:id="list225728051168065" text:continue-numbering="true" text:style-name="WWNum34">
        <text:list-item>
          <text:list>
            <text:list-item>
              <text:h text:style-name="P26" text:outline-level="2"><text:bookmark-start text:name="_Toc349347818"/><text:bookmark-start text:name="_Toc349348009"/><text:bookmark-start text:name="_Toc349348077"/><text:bookmark-start text:name="_Toc349348582"/><text:bookmark-start text:name="_Toc349348653"/><text:bookmark-start text:name="_Toc349603009"/><text:bookmark-start text:name="_Toc349343924"/>ประโยชน์ที่คาดว่าจะได้รับ<text:bookmark-end text:name="_Toc349347818"/><text:bookmark-end text:name="_Toc349348009"/><text:bookmark-end text:name="_Toc349348077"/><text:bookmark-end text:name="_Toc349348582"/><text:bookmark-end text:name="_Toc349348653"/><text:bookmark-end text:name="_Toc349603009"/><text:bookmark-end text:name="_Toc349343924"/></text:h>
            </text:list-item>
          </text:list>
        </text:list-item>
      </text:list>
      <text:p text:style-name="P4"><text:span text:style-name="T7">1. ระบุว่าถ้าซอฟต์แวร์นี้ทำเสร็จ น่าจะใช้ประโยชน์อะไรได้บ้าง เป็นรูปธรรม</text:span></text:p>
      <text:p text:style-name="P4"><text:span text:style-name="T8"><text:tab/></text:span><text:span text:style-name="T6">1.4.1<text:tab/>ช่วยสังเคราะห์เสียงพูดตามความต้องการของผู้พิการทางการได้ยิน</text:span></text:p>
      <text:p text:style-name="P4"><text:span text:style-name="T6"><text:tab/>1.4.2<text:tab/>ช่วยแปลงเสียงเป็นข้อความ </text:span></text:p>
      <text:list xml:id="list225728839393825" text:continue-numbering="true" text:style-name="WWNum34">
        <text:list-item>
          <text:list>
            <text:list-item>
              <text:h text:style-name="P26" text:outline-level="2"><text:soft-page-break/><text:tab/><text:bookmark-start text:name="_Toc349348078"/><text:bookmark-start text:name="_Toc349348010"/><text:bookmark-start text:name="_Toc349348654"/><text:bookmark-start text:name="_Toc349348583"/><text:bookmark-start text:name="_Toc349343925"/><text:bookmark-start text:name="_Toc349347819"/><text:bookmark-start text:name="_Toc349603010"/>เครื่องมือที่ใช้ในการพัฒนา<text:bookmark-end text:name="_Toc349348078"/><text:bookmark-end text:name="_Toc349348010"/><text:bookmark-end text:name="_Toc349348654"/><text:bookmark-end text:name="_Toc349348583"/><text:bookmark-end text:name="_Toc349343925"/><text:bookmark-end text:name="_Toc349347819"/><text:bookmark-end text:name="_Toc349603010"/></text:h>
            </text:list-item>
          </text:list>
        </text:list-item>
      </text:list>
      <text:p text:style-name="P6">1.<text:span text:style-name="T9">5.1</text:span> ด้านฮาร์ดแวร์</text:p>
      <text:list xml:id="list1698282077798090585" text:style-name="L2">
        <text:list-item>
          <text:p text:style-name="P13">คอมพิวเตอร์ 1 เครื่อง</text:p>
          <text:p text:style-name="P13">Lenovo G360</text:p>
          <text:list>
            <text:list-header>
              <text:p text:style-name="P13">ubuntu 16.04 LTS</text:p>
              <text:p text:style-name="P13">Memory<text:tab/>3.7 GiB</text:p>
              <text:p text:style-name="P13">Processor<text:tab/>Intel Core i3 CPU M380 @2.53GHz x 4</text:p>
              <text:p text:style-name="P13">Graphics <text:tab/>Intel Ironlake Moblie</text:p>
              <text:p text:style-name="P13">OS type<text:tab/>64 bit</text:p>
              <text:p text:style-name="P13">Disk<text:tab/><text:tab/>488.1 GB</text:p>
            </text:list-header>
          </text:list>
        </text:list-item>
        <text:list-item>
          <text:p text:style-name="P14">สมาร์ทโฟน 2 เครื่อง</text:p>
          <text:p text:style-name="P14">SAMSUNG GALAXY ACE 3</text:p>
          <text:list>
            <text:list-item>
              <text:p text:style-name="P14"/>
            </text:list-item>
          </text:list>
        </text:list-item>
      </text:list>
      <text:p text:style-name="P15"><text:tab/><text:tab/><text:tab/></text:p>
      <text:list xml:id="list225727531204175" text:continue-numbering="true" text:style-name="L2">
        <text:list-header>
          <text:p text:style-name="P13">Lenovo Vibe C (a2020)</text:p>
          <text:list text:continue-numbering="true">
            <text:list-item>
              <text:p text:style-name="P16">CPU<text:tab/><text:tab/>4 core 1.1 GHz</text:p>
            </text:list-item>
            <text:list-item>
              <text:p text:style-name="P16">Memory<text:tab/>1 GB</text:p>
            </text:list-item>
            <text:list-item>
              <text:p text:style-name="P16">Storage<text:tab/>8 GB</text:p>
            </text:list-item>
            <text:list-item>
              <text:p text:style-name="P16">Android <text:tab/>5.1.1</text:p>
            </text:list-item>
          </text:list>
        </text:list-header>
      </text:list>
      <text:p text:style-name="P7"><text:span text:style-name="T9">1.5.</text:span>2 ด้านซอฟต์แวร์</text:p>
      <text:p text:style-name="P23">- เครื่องมือที่ใช้พัฒนาทั้งหมด ระบุเวอร์ชั่นด้วย</text:p>
      <text:p text:style-name="P24"><text:tab/><text:tab/>Android Studio 2.3<text:tab/>เป็นเครื่องมือสำหรับเขียนโปรแกรมเพื่อพัฒนาแอพพลิเคชั่น</text:p>
      <text:p text:style-name="P25"><text:tab/><text:tab/><text:span text:style-name="T10">gimp Image Editor<text:tab/>เป็นเครื่องมือสำหรับพัฒนากราฟิคต่าง ๆ ในแอพพลิเคชั่น</text:span></text:p>
      <text:list xml:id="list225727310820498" text:continue-list="list225728839393825" text:style-name="WWNum34">
        <text:list-item>
          <text:list>
            <text:list-item>
              <text:h text:style-name="P26" text:outline-level="2"><text:bookmark-start text:name="_Toc349347820"/><text:bookmark-start text:name="_Toc349348011"/><text:bookmark-start text:name="_Toc349348079"/><text:bookmark-start text:name="_Toc349348584"/><text:bookmark-start text:name="_Toc349348655"/><text:bookmark-start text:name="_Toc349603011"/><text:bookmark-start text:name="_Toc349343926"/>ขั้นตอนการดำเนินงาน<text:bookmark-end text:name="_Toc349347820"/><text:bookmark-end text:name="_Toc349348011"/><text:bookmark-end text:name="_Toc349348079"/><text:bookmark-end text:name="_Toc349348584"/><text:bookmark-end text:name="_Toc349348655"/><text:bookmark-end text:name="_Toc349603011"/><text:bookmark-end text:name="_Toc349343926"/><text:tab/></text:h>
            </text:list-item>
          </text:list>
        </text:list-item>
      </text:list>
      <text:p text:style-name="P27">อธิบายขั้นตอนการพัฒนาโครงการพร้อมทั้งแสดงตารางขั้นตอนการดำเนินโครงการ โดยให้ชื่อตารางแสดงอยู่ด้านบนของแต่ละตาราง และชิดทางด้านซ้ายของตาราง <text:s/>ดังตัวอย่างข้างล่าง</text:p>
      <text:p text:style-name="P5"/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D" table:number-columns-repeated="3"/>
        <table:table-column table:style-name="Table1.B"/>
        <table:table-column table:style-name="Table1.D" table:number-columns-repeated="2"/>
        <text:soft-page-break/>
        <table:table-row table:style-name="Table1.1">
          <table:table-cell table:style-name="Table1.A1" office:value-type="string">
            <text:p text:style-name="P22"><text:span text:style-name="T11"><text:tab/>แผนการดำเนินงาน</text:span></text:p>
          </table:table-cell>
          <table:table-cell table:style-name="Table1.B1" office:value-type="string">
            <text:p text:style-name="P19"><text:span text:style-name="T11">ม.ค. 59</text:span></text:p>
          </table:table-cell>
          <table:table-cell table:style-name="Table1.B1" office:value-type="string">
            <text:p text:style-name="P18"><text:span text:style-name="T11">ก.</text:span><text:span text:style-name="T12">พ. 59</text:span></text:p>
          </table:table-cell>
          <table:table-cell table:style-name="Table1.B1" office:value-type="string">
            <text:p text:style-name="P19"><text:span text:style-name="T11">มี.ค. 59</text:span></text:p>
          </table:table-cell>
          <table:table-cell table:style-name="Table1.B1" office:value-type="string">
            <text:p text:style-name="P19"><text:span text:style-name="T11">เม.ย. 59</text:span></text:p>
          </table:table-cell>
          <table:table-cell table:style-name="Table1.B1" office:value-type="string">
            <text:p text:style-name="P19"><text:span text:style-name="T11">พ.ค. 59</text:span></text:p>
          </table:table-cell>
          <table:table-cell table:style-name="Table1.B1" office:value-type="string">
            <text:p text:style-name="P19"><text:span text:style-name="T11">มิ.ย. 59</text:span></text:p>
          </table:table-cell>
          <table:table-cell table:style-name="Table1.B1" office:value-type="string">
            <text:p text:style-name="P18"><text:span text:style-name="T11">ก.</text:span><text:span text:style-name="T12">ค. 59</text:span></text:p>
          </table:table-cell>
          <table:table-cell table:style-name="Table1.B1" office:value-type="string">
            <text:p text:style-name="P18"><text:span text:style-name="T11"/></text:p>
          </table:table-cell>
          <table:table-cell table:style-name="Table1.B1" office:value-type="string">
            <text:p text:style-name="P18"><text:span text:style-name="T11"/></text:p>
          </table:table-cell>
          <table:table-cell table:style-name="Table1.B1" office:value-type="string">
            <text:p text:style-name="P18"><text:span text:style-name="T11"/></text:p>
          </table:table-cell>
        </table:table-row>
        <table:table-row table:style-name="Table1.2">
          <table:table-cell table:style-name="Table1.A1" office:value-type="string">
            <text:p text:style-name="P22">1. ศึกษาความเป็นไปได้ของโครงงาน</text:p>
          </table:table-cell>
          <table:table-cell table:style-name="Table1.B2" office:value-type="string">
            <text:p text:style-name="P22"><draw:line text:anchor-type="char" draw:z-index="0" draw:name="ตัวเชื่อมต่อตรง 8" draw:style-name="gr1" draw:text-style-name="P29" svg:x1="-0.0736in" svg:y1="0.202in" svg:x2="0.652in" svg:y2="0.202in"><text:p/></draw:line></text:p>
          </table:table-cell>
          <table:table-cell table:style-name="Table1.C2" office:value-type="string">
            <text:p text:style-name="P22"/>
          </table:table-cell>
          <table:table-cell table:style-name="Table1.D2" office:value-type="string">
            <text:p text:style-name="P22"/>
          </table:table-cell>
          <table:table-cell table:style-name="Table1.E2" office:value-type="string">
            <text:p text:style-name="P22"/>
          </table:table-cell>
          <table:table-cell table:style-name="Table1.F2" office:value-type="string">
            <text:p text:style-name="P22"/>
          </table:table-cell>
          <table:table-cell table:style-name="Table1.G2" office:value-type="string">
            <text:p text:style-name="P22"/>
          </table:table-cell>
          <table:table-cell table:style-name="Table1.H2" office:value-type="string">
            <text:p text:style-name="P22"/>
          </table:table-cell>
          <table:table-cell table:style-name="Table1.I2" office:value-type="string">
            <text:p text:style-name="P22"/>
          </table:table-cell>
          <table:table-cell table:style-name="Table1.J2" office:value-type="string">
            <text:p text:style-name="P22"/>
          </table:table-cell>
          <table:table-cell table:style-name="Table1.K2" office:value-type="string">
            <text:p text:style-name="P22"/>
          </table:table-cell>
        </table:table-row>
        <table:table-row table:style-name="Table1.3">
          <table:table-cell table:style-name="Table1.A1" office:value-type="string">
            <text:p text:style-name="P22">2. เสนอหัวข้อโครงงาน</text:p>
          </table:table-cell>
          <table:table-cell table:style-name="Table1.B3" office:value-type="string">
            <text:p text:style-name="P22"><draw:line text:anchor-type="char" draw:z-index="1" draw:name="ตัวเชื่อมต่อตรง 7" draw:style-name="gr1" draw:text-style-name="P29" svg:x1="0.2862in" svg:y1="0.1929in" svg:x2="0.6516in" svg:y2="0.1929in"><text:p/></draw:line></text:p>
          </table:table-cell>
          <table:table-cell table:style-name="Table1.C3" office:value-type="string">
            <text:p text:style-name="P22"/>
          </table:table-cell>
          <table:table-cell table:style-name="Table1.D3" office:value-type="string">
            <text:p text:style-name="P22"/>
          </table:table-cell>
          <table:table-cell table:style-name="Table1.E3" office:value-type="string">
            <text:p text:style-name="P22"/>
          </table:table-cell>
          <table:table-cell table:style-name="Table1.F3" office:value-type="string">
            <text:p text:style-name="P22"/>
          </table:table-cell>
          <table:table-cell table:style-name="Table1.G3" office:value-type="string">
            <text:p text:style-name="P22"/>
          </table:table-cell>
          <table:table-cell table:style-name="Table1.H3" office:value-type="string">
            <text:p text:style-name="P22"/>
          </table:table-cell>
          <table:table-cell table:style-name="Table1.I3" office:value-type="string">
            <text:p text:style-name="P22"/>
          </table:table-cell>
          <table:table-cell table:style-name="Table1.J3" office:value-type="string">
            <text:p text:style-name="P22"/>
          </table:table-cell>
          <table:table-cell table:style-name="Table1.K3" office:value-type="string">
            <text:p text:style-name="P22"/>
          </table:table-cell>
        </table:table-row>
        <table:table-row table:style-name="Table1.4">
          <table:table-cell table:style-name="Table1.A1" office:value-type="string">
            <text:p text:style-name="P22">3. ศึกษาค้นคว้าข้อมูลต่างๆ</text:p>
          </table:table-cell>
          <table:table-cell table:style-name="Table1.B4" office:value-type="string">
            <text:p text:style-name="P22"><draw:line text:anchor-type="char" draw:z-index="2" draw:name="ตัวเชื่อมต่อตรง 6" draw:style-name="gr1" draw:text-style-name="P29" svg:x1="0.2862in" svg:y1="0.1972in" svg:x2="1.3878in" svg:y2="0.1972in"><text:p/></draw:line></text:p>
          </table:table-cell>
          <table:table-cell table:style-name="Table1.C4" office:value-type="string">
            <text:p text:style-name="P22"/>
          </table:table-cell>
          <table:table-cell table:style-name="Table1.D4" office:value-type="string">
            <text:p text:style-name="P22"/>
          </table:table-cell>
          <table:table-cell table:style-name="Table1.E4" office:value-type="string">
            <text:p text:style-name="P22"/>
          </table:table-cell>
          <table:table-cell table:style-name="Table1.F4" office:value-type="string">
            <text:p text:style-name="P22"/>
          </table:table-cell>
          <table:table-cell table:style-name="Table1.G4" office:value-type="string">
            <text:p text:style-name="P22"/>
          </table:table-cell>
          <table:table-cell table:style-name="Table1.H4" office:value-type="string">
            <text:p text:style-name="P22"/>
          </table:table-cell>
          <table:table-cell table:style-name="Table1.I4" office:value-type="string">
            <text:p text:style-name="P22"/>
          </table:table-cell>
          <table:table-cell table:style-name="Table1.J4" office:value-type="string">
            <text:p text:style-name="P22"/>
          </table:table-cell>
          <table:table-cell table:style-name="Table1.K4" office:value-type="string">
            <text:p text:style-name="P22"/>
          </table:table-cell>
        </table:table-row>
        <table:table-row table:style-name="Table1.5">
          <table:table-cell table:style-name="Table1.A1" office:value-type="string">
            <text:p text:style-name="P22">4. ศึกษาการใช้งานเครื่องมือในการพัฒนา </text:p>
          </table:table-cell>
          <table:table-cell table:style-name="Table1.B5" office:value-type="string">
            <text:p text:style-name="P22"/>
          </table:table-cell>
          <table:table-cell table:style-name="Table1.C5" office:value-type="string">
            <text:p text:style-name="P22"/>
          </table:table-cell>
          <table:table-cell table:style-name="Table1.D5" office:value-type="string">
            <text:p text:style-name="P22"><draw:line text:anchor-type="char" draw:z-index="3" draw:name="ตัวเชื่อมต่อตรง 5" draw:style-name="gr1" draw:text-style-name="P29" svg:x1="-0.0654in" svg:y1="0.2043in" svg:x2="1.0063in" svg:y2="0.2043in"><text:p/></draw:line></text:p>
          </table:table-cell>
          <table:table-cell table:style-name="Table1.E5" office:value-type="string">
            <text:p text:style-name="P22"/>
          </table:table-cell>
          <table:table-cell table:style-name="Table1.F5" office:value-type="string">
            <text:p text:style-name="P22"/>
          </table:table-cell>
          <table:table-cell table:style-name="Table1.G5" office:value-type="string">
            <text:p text:style-name="P22"/>
          </table:table-cell>
          <table:table-cell table:style-name="Table1.H5" office:value-type="string">
            <text:p text:style-name="P22"/>
          </table:table-cell>
          <table:table-cell table:style-name="Table1.I5" office:value-type="string">
            <text:p text:style-name="P22"/>
          </table:table-cell>
          <table:table-cell table:style-name="Table1.J5" office:value-type="string">
            <text:p text:style-name="P22"/>
          </table:table-cell>
          <table:table-cell table:style-name="Table1.K5" office:value-type="string">
            <text:p text:style-name="P22"/>
          </table:table-cell>
        </table:table-row>
        <table:table-row table:style-name="Table1.6">
          <table:table-cell table:style-name="Table1.A1" office:value-type="string">
            <text:p text:style-name="P22">5. การวิเคราะห์และออกแบบระบบ </text:p>
          </table:table-cell>
          <table:table-cell table:style-name="Table1.B6" office:value-type="string">
            <text:p text:style-name="P22"/>
          </table:table-cell>
          <table:table-cell table:style-name="Table1.C6" office:value-type="string">
            <text:p text:style-name="P22"/>
          </table:table-cell>
          <table:table-cell table:style-name="Table1.D6" office:value-type="string">
            <text:p text:style-name="P22"><draw:line text:anchor-type="char" draw:z-index="4" draw:name="ตัวเชื่อมต่อตรง 4" draw:style-name="gr1" draw:text-style-name="P29" svg:x1="-0.0654in" svg:y1="0.1965in" svg:x2="1.7701in" svg:y2="0.1965in"><text:p/></draw:line></text:p>
          </table:table-cell>
          <table:table-cell table:style-name="Table1.E6" office:value-type="string">
            <text:p text:style-name="P22"/>
          </table:table-cell>
          <table:table-cell table:style-name="Table1.F6" office:value-type="string">
            <text:p text:style-name="P22"/>
          </table:table-cell>
          <table:table-cell table:style-name="Table1.G6" office:value-type="string">
            <text:p text:style-name="P22"/>
          </table:table-cell>
          <table:table-cell table:style-name="Table1.H6" office:value-type="string">
            <text:p text:style-name="P22"/>
          </table:table-cell>
          <table:table-cell table:style-name="Table1.I6" office:value-type="string">
            <text:p text:style-name="P22"/>
          </table:table-cell>
          <table:table-cell table:style-name="Table1.J6" office:value-type="string">
            <text:p text:style-name="P22"/>
          </table:table-cell>
          <table:table-cell table:style-name="Table1.K6" office:value-type="string">
            <text:p text:style-name="P22"/>
          </table:table-cell>
        </table:table-row>
        <table:table-row table:style-name="Table1.7">
          <table:table-cell table:style-name="Table1.A1" office:value-type="string">
            <text:p text:style-name="P22">6. เขียนโปรแกรม</text:p>
          </table:table-cell>
          <table:table-cell table:style-name="Table1.B7" office:value-type="string">
            <text:p text:style-name="P22"/>
          </table:table-cell>
          <table:table-cell table:style-name="Table1.C7" office:value-type="string">
            <text:p text:style-name="P22"/>
          </table:table-cell>
          <table:table-cell table:style-name="Table1.D7" office:value-type="string">
            <text:p text:style-name="P22"/>
          </table:table-cell>
          <table:table-cell table:style-name="Table1.E7" office:value-type="string">
            <text:p text:style-name="P22"><draw:line text:anchor-type="char" draw:z-index="5" draw:name="ตัวเชื่อมต่อตรง 3" draw:style-name="gr1" draw:text-style-name="P29" svg:x1="-0.0665in" svg:y1="0.2102in" svg:x2="2.0878in" svg:y2="0.2102in"><text:p/></draw:line></text:p>
          </table:table-cell>
          <table:table-cell table:style-name="Table1.F7" office:value-type="string">
            <text:p text:style-name="P22"/>
          </table:table-cell>
          <table:table-cell table:style-name="Table1.G7" office:value-type="string">
            <text:p text:style-name="P22"/>
          </table:table-cell>
          <table:table-cell table:style-name="Table1.H7" office:value-type="string">
            <text:p text:style-name="P22"/>
          </table:table-cell>
          <table:table-cell table:style-name="Table1.I7" office:value-type="string">
            <text:p text:style-name="P22"/>
          </table:table-cell>
          <table:table-cell table:style-name="Table1.J7" office:value-type="string">
            <text:p text:style-name="P22"/>
          </table:table-cell>
          <table:table-cell table:style-name="Table1.K7" office:value-type="string">
            <text:p text:style-name="P22"/>
          </table:table-cell>
        </table:table-row>
        <table:table-row table:style-name="Table1.8">
          <table:table-cell table:style-name="Table1.A1" office:value-type="string">
            <text:p text:style-name="P22">7. การทดสอบระบบและแก้ปัญหา</text:p>
          </table:table-cell>
          <table:table-cell table:style-name="Table1.B8" office:value-type="string">
            <text:p text:style-name="P22"/>
          </table:table-cell>
          <table:table-cell table:style-name="Table1.C8" office:value-type="string">
            <text:p text:style-name="P22"/>
          </table:table-cell>
          <table:table-cell table:style-name="Table1.D8" office:value-type="string">
            <text:p text:style-name="P22"/>
          </table:table-cell>
          <table:table-cell table:style-name="Table1.E8" office:value-type="string">
            <text:p text:style-name="P22"/>
          </table:table-cell>
          <table:table-cell table:style-name="Table1.F8" office:value-type="string">
            <text:p text:style-name="P22"/>
          </table:table-cell>
          <table:table-cell table:style-name="Table1.G8" office:value-type="string">
            <text:p text:style-name="P22"/>
          </table:table-cell>
          <table:table-cell table:style-name="Table1.H8" office:value-type="string">
            <text:p text:style-name="P22"/>
          </table:table-cell>
          <table:table-cell table:style-name="Table1.I8" office:value-type="string">
            <text:p text:style-name="P22"><draw:line text:anchor-type="char" draw:z-index="6" draw:name="ตัวเชื่อมต่อตรง 2" draw:style-name="gr1" draw:text-style-name="P29" svg:x1="-0.0626in" svg:y1="0.2118in" svg:x2="0.9874in" svg:y2="0.2118in"><text:p/></draw:line></text:p>
          </table:table-cell>
          <table:table-cell table:style-name="Table1.J8" office:value-type="string">
            <text:p text:style-name="P22"/>
          </table:table-cell>
          <table:table-cell table:style-name="Table1.K8" office:value-type="string">
            <text:p text:style-name="P22"/>
          </table:table-cell>
        </table:table-row>
        <table:table-row table:style-name="Table1.2">
          <table:table-cell table:style-name="Table1.A1" office:value-type="string">
            <text:p text:style-name="P22">8. การจัดทำเอกสาร</text:p>
          </table:table-cell>
          <table:table-cell table:style-name="Table1.B9" office:value-type="string">
            <text:p text:style-name="P22"/>
          </table:table-cell>
          <table:table-cell table:style-name="Table1.C9" office:value-type="string">
            <text:p text:style-name="P22"/>
          </table:table-cell>
          <table:table-cell table:style-name="Table1.D9" office:value-type="string">
            <text:p text:style-name="P22"/>
          </table:table-cell>
          <table:table-cell table:style-name="Table1.E9" office:value-type="string">
            <text:p text:style-name="P22"/>
          </table:table-cell>
          <table:table-cell table:style-name="Table1.F9" office:value-type="string">
            <text:p text:style-name="P22"/>
          </table:table-cell>
          <table:table-cell table:style-name="Table1.G9" office:value-type="string">
            <text:p text:style-name="P22"/>
          </table:table-cell>
          <table:table-cell table:style-name="Table1.H9" office:value-type="string">
            <text:p text:style-name="P22"/>
          </table:table-cell>
          <table:table-cell table:style-name="Table1.I9" office:value-type="string">
            <text:p text:style-name="P22"/>
          </table:table-cell>
          <table:table-cell table:style-name="Table1.J9" office:value-type="string">
            <text:p text:style-name="P22"><draw:line text:anchor-type="char" draw:z-index="7" draw:name="ตัวเชื่อมต่อตรง 1" draw:style-name="gr1" draw:text-style-name="P29" svg:x1="-0.0661in" svg:y1="0.1984in" svg:x2="0.6205in" svg:y2="0.1984in"><text:p/></draw:line></text:p>
          </table:table-cell>
          <table:table-cell table:style-name="Table1.K9" office:value-type="string">
            <text:p text:style-name="Standard"/>
          </table:table-cell>
        </table:table-row>
        <table:table-row table:style-name="Table1.2">
          <table:table-cell table:style-name="Table1.A10" table:number-columns-spanned="11" office:value-type="string">
            <text:p text:style-name="P20"/>
            <text:p text:style-name="P21"><text:span text:style-name="T11">ตารางที่ 1.1</text:span> <text:s/>ขั้นตอนการดำเนินงาน<text:bookmark text:name="_GoBack"/></text:p>
            <text:p text:style-name="P22"/>
            <text:p text:style-name="P22"/>
            <text:p text:style-name="P22"/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orasi" svg:font-family="Noras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H SarabunPSK" svg:font-family="'TH SarabunPSK'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5835in" fo:margin-bottom="0.4165in" loext:contextual-spacing="true" fo:line-height="200%" fo:text-align="center" style:justify-single-word="false" fo:break-before="page" text:number-lines="false" text:line-number="0"/>
      <style:text-properties fo:color="#000000" fo:font-size="26pt" fo:font-weight="bold" style:font-name-asian="Times New Roman" style:font-family-asian="'Times New Roman'" style:font-family-generic-asian="system" style:font-pitch-asian="variable" style:font-size-asian="26pt" style:font-weight-asian="bold" style:font-size-complex="26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  <style:text-properties style:font-name-complex="Angsana New" style:font-family-complex="'Angsana New'" style:font-family-generic-complex="system" style:font-pitch-complex="variable" style:font-size-complex="17.5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335in" fo:margin-bottom="0in" loext:contextual-spacing="true">
        <style:tab-stops>
          <style:tab-stop style:position="0.2957in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Body_20_Text1" style:display-name="Body Text1" style:family="paragraph" style:parent-style-name="Standard" style:default-outline-level="">
      <style:paragraph-properties fo:margin-left="0in" fo:margin-right="0in" fo:text-indent="0.472in" style:auto-text-indent="false"/>
      <style:text-properties fo:language="en" fo:country="GB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26pt" fo:letter-spacing="normal" fo:font-style="normal" style:text-underline-style="none" fo:font-weight="bold" style:font-size-asian="26pt" style:font-style-asian="normal" style:font-weight-asian="bold" style:font-name-complex="TH SarabunPSK" style:font-family-complex="'TH SarabunPSK'" style:font-family-generic-complex="system" style:font-pitch-complex="variable" style:language-complex="th" style:country-complex="TH" style:font-style-complex="normal" style:font-weight-complex="bold" style:text-emphasize="none" text:display="true"/>
    </style:style>
    <style:style style:name="ListLabel_20_27" style:display-name="ListLabel 27" style:family="text">
      <style:text-properties fo:font-variant="normal" fo:text-transform="none" fo:color="#000000" style:text-outline="false" style:text-line-through-style="none" style:text-line-through-type="none" style:text-position="0% 100%" fo:font-size="14pt" fo:letter-spacing="normal" fo:font-style="normal" fo:text-shadow="none" style:text-underline-style="none" fo:font-weight="normal" style:letter-kerning="false" style:text-blinking="false" style:font-style-asian="normal" style:font-weight-asian="normal" style:font-name-complex="TH SarabunPSK" style:font-family-complex="'TH SarabunPSK'" style:font-family-generic-complex="system" style:font-pitch-complex="variable" style:language-complex="th" style:country-complex="TH" style:font-style-complex="normal" style:font-weight-complex="normal" style:text-emphasize="none" style:font-relief="none" text:display="tru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text-blinking="false" style:font-style-asian="normal" style:font-weight-asian="normal" style:font-style-complex="normal" style:font-weight-complex="normal" style:text-emphasize="none" style:font-relief="none" text:display="true"/>
    </style:style>
    <style:style style:name="ListLabel_20_29" style:display-name="ListLabel 29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text-blinking="false" style:font-style-asian="normal" style:font-weight-asian="normal" style:font-style-complex="normal" style:font-weight-complex="normal" style:text-emphasize="none" style:font-relief="none" text:display="tru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4">
      <text:list-level-style-number text:level="1" text:style-name="ListLabel_20_26" style:num-prefix="บทที่ 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list-level-style-number>
      <text:list-level-style-number text:level="3" text:style-name="ListLabel_20_27" style:num-format="1" text:display-levels="3">
        <style:list-level-properties text:list-level-position-and-space-mode="label-alignment">
          <style:list-level-label-alignment text:label-followed-by="space" fo:text-indent="0.472in" fo:margin-left="0.4028in"/>
        </style:list-level-properties>
      </text:list-level-style-number>
      <text:list-level-style-number text:level="4" text:style-name="ListLabel_20_28" style:num-format="1" text:display-levels="4">
        <style:list-level-properties text:list-level-position-and-space-mode="label-alignment">
          <style:list-level-label-alignment text:label-followed-by="space" fo:text-indent="0.4728in" fo:margin-left="1.1028in"/>
        </style:list-level-properties>
      </text:list-level-style-number>
      <text:list-level-style-number text:level="5" text:style-name="ListLabel_20_29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  <style:text-properties fo:color="#000000"/>
    </style:style>
    <style:style style:name="MP3" style:family="paragraph" style:parent-style-name="Header">
      <style:paragraph-properties fo:text-align="end" style:justify-single-word="false"/>
      <style:text-properties fo:font-size="18pt" style:font-size-asian="18pt" style:font-size-complex="18pt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1in" fo:margin-left="1.3783in" fo:margin-right="1in" style:writing-mode="lr-tb" style:layout-grid-color="#c0c0c0" style:layout-grid-lines="32" style:layout-grid-base-height="0.1665in" style:layout-grid-ruby-height="0.1354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075in" fo:margin-left="0in" fo:margin-right="0in" fo:margin-bottom="0.4681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ed11" style:page-layout-name="Mpm2" style:next-style-name="Converted10">
      <style:header>
        <text:p text:style-name="MP1"/>
        <text:p text:style-name="Header"/>
      </style:header>
    </style:master-page>
    <style:master-page style:name="Converted10" style:page-layout-name="Mpm2">
      <style:header>
        <text:p text:style-name="MP2"><text:page-number text:select-page="current">3</text:page-number></text:p>
        <text:p text:style-name="MP3"><text:span text:style-name="page_20_number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9:56:07.694438392</meta:creation-date>
    <dc:date>2017-05-30T22:57:27.084754586</dc:date>
    <meta:editing-duration>PT33M15S</meta:editing-duration>
    <meta:editing-cycles>6</meta:editing-cycles>
    <meta:generator>LibreOffice/5.1.6.2$Linux_X86_64 LibreOffice_project/10m0$Build-2</meta:generator>
    <meta:document-statistic meta:table-count="1" meta:image-count="0" meta:object-count="0" meta:page-count="3" meta:paragraph-count="57" meta:word-count="1407" meta:character-count="1748" meta:non-whitespace-character-count="1642"/>
  </office:meta>
</office:document-meta>
</file>